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72167" officeooo:paragraph-rsid="00072167"/>
    </style:style>
    <style:style style:name="P2" style:family="paragraph" style:parent-style-name="Heading_20_2">
      <style:paragraph-properties fo:text-align="justify" style:justify-single-word="false"/>
      <style:text-properties officeooo:rsid="00072167" officeooo:paragraph-rsid="00072167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72167" officeooo:paragraph-rsid="00072167"/>
    </style:style>
    <style:style style:name="P4" style:family="paragraph" style:parent-style-name="Heading_20_2">
      <style:paragraph-properties fo:text-align="justify" style:justify-single-word="false"/>
      <style:text-properties officeooo:paragraph-rsid="00072167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rsid="00072167" officeooo:paragraph-rsid="00072167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paragraph-rsid="00083094"/>
    </style:style>
    <style:style style:name="P7" style:family="paragraph" style:parent-style-name="Heading_20_2">
      <style:paragraph-properties fo:text-align="justify" style:justify-single-word="false"/>
      <style:text-properties officeooo:rsid="00083094" officeooo:paragraph-rsid="00083094"/>
    </style:style>
    <style:style style:name="P8" style:family="paragraph" style:parent-style-name="Text_20_body" style:list-style-name="L3">
      <style:paragraph-properties fo:text-align="justify" style:justify-single-word="false"/>
      <style:text-properties officeooo:rsid="00083094" officeooo:paragraph-rsid="00083094"/>
    </style:style>
    <style:style style:name="T1" style:family="text">
      <style:text-properties officeooo:rsid="000721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30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.3 Zmiany gospodarcze i społeczne na ziemiach polskich</text:h>
      <text:h text:style-name="P2" text:outline-level="2">1. Rolnictwo w trzech zaborach</text:h>
      <text:list text:style-name="L1">
        <text:list-item>
          <text:p text:style-name="P3">Sytuacja gospodarcza na ziemiach polskich w trzech zaborach była bardzo zróżniczowana. W XIX w. różnice te pogłębiały się, a więzi gospodarcze niegdyś łączące ziemie Rzeczypospolitej słąbły. </text:p>
        </text:list-item>
        <text:list-item>
          <text:p text:style-name="P3">Najlepsze warunki dla rozwoju rolnictwa panowały w zaborze pruskim, szczególnie w Wielkopolsce i na pomorzu Gdańskim.</text:p>
        </text:list-item>
        <text:list-item>
          <text:p text:style-name="P3">W najgorszym położeniu było rolnictwo w Galicji, była najuboższa i najbardziej rozdrobniona. Brakowało miejsc pracy poza rolnictwem, gdyż przemysł na tych terenach słabo się rozwijał. Na wsi panowało przeludnienie.</text:p>
        </text:list-item>
      </text:list>
      <text:h text:style-name="P4" text:outline-level="2"><text:span text:style-name="T1">2. Rozwój przemysłu</text:span></text:h>
      <text:list text:style-name="L2">
        <text:list-item>
          <text:p text:style-name="P5">Rozwój przemysłu również był bardzo zróżnicowany. Zależał głównie od tego, jaką rolę państwo zaborcze wyznaczało terenom RP w swoim systemie gospodarczym.</text:p>
        </text:list-item>
        <text:list-item>
          <text:p text:style-name="P5">Najszybciej rozwijało się Królestwo Polskie. Przyczyniło się do tego w dużej mierze zniesienie granicy celnej między Kongresówką a Rosją w 1851 roku. Gdy car zniósł pańszczyznę, dużo ludzi przeniosło się do miast, gdzie szukano zatrudnienia <text:line-break/>w przemyśle. Najbardziej było to widoczne w <text:span text:style-name="T2">okręgu łódzkim</text:span>, w krótkim czasie stał się jednym z największych w Europie ośrodków włókienniczych w Europie. <text:span text:style-name="T2">Łódź</text:span> stała się <text:span text:style-name="T2">drugim</text:span> po Warszawie miastem na terenach polskich, liczyła ok. 500 tys. ludzi.</text:p>
        </text:list-item>
        <text:list-item>
          <text:p text:style-name="P5">O wiele bardziej zróżnicowany był <text:span text:style-name="T2">Warszawski Okręg Przemysłowy</text:span>. Przeważała tu produkcja maszynowa i metalowa.</text:p>
        </text:list-item>
        <text:list-item>
          <text:p text:style-name="P5">W <text:span text:style-name="T2">Zagłębiu Dabrowskim</text:span> dominował przemysł ciężki: huty, stalownie, kopalnie węgla kamiennego i zakłady maszynowe.</text:p>
        </text:list-item>
        <text:list-item>
          <text:p text:style-name="P5">Na ziemiach zabranych przemysł zbytnio się nie rozwijał, przeważało tam rolnictwo.</text:p>
        </text:list-item>
        <text:list-item>
          <text:p text:style-name="P5">Na ziemiach należących do Prus, przemysł najbardziej rozwijał się na Górnym Ślasku. Powstały tam liczne kopalnie, huty, koksownie. W Wielkopolsce najważniejsze dalej było rolnictwo</text:p>
        </text:list-item>
        <text:list-item>
          <text:p text:style-name="P5">W drugiej połowie XIX wieku Galicja dalej została zacofana gospodarczo. Mimo rozwoju Austro-Węgier, zbytnio nie objęło to obszarów ziemi polskich. Dopiero na początku XX w. władze próbowały wprowadzić w życie plan, który miał zintegrować komunikacyjnie i gospodarczo tą cześć zresztą monarchii. Początkowo główną gałęzią był przemysł przetwórczy oraz wydobycie soli (Wieliczka, Bochnia). </text:p>
        </text:list-item>
        <text:list-item>
          <text:p text:style-name="P5">W 1853 <text:span text:style-name="T2">Ignacy Łukasiewicz</text:span> wynalazł lampę naftową. Przyczyniło się to do zwiększenia popytu na ropę i rozwoju górnictwa naftowego.</text:p>
        </text:list-item>
        <text:list-item>
          <text:p text:style-name="P5">Głównym ośrodkiem wydobycia stało się Zagłębie Borysławsko-Dobrohobyckie.</text:p>
        </text:list-item>
        <text:list-item>
          <text:p text:style-name="P5"><text:soft-page-break/>Społeczeństwo ziem polskich było zróżnicowane również pod względem narodowym. W zaborze rosyjskim dominowali Polacy, ale żyli tam też Ukraińcy, Białorusini i Żydzi. W Galicji oprócz Polaków i Ukraińców najliczniejszą grupą byli Żydzi. W zaborze pruskim na wsi mieszkali w większości Polacy, natomiast <text:line-break/>w miastach znaczny odsetek ludności stanowili Niemcy.</text:p>
        </text:list-item>
        <text:list-item>
          <text:p text:style-name="P6"><text:span text:style-name="T3">Warto wiedzieć: Emigracja za chlebem - </text:span>Druga połowa XIX w. charakteryzuje się nasileniem emigracji z ziem polskich. Najliczniej emigrowali mieszkańcy przeludnionych i ubogich ziem zaboru austriackiego. Szacuje się, że do 1914 r. ziemie polskie opuściło ok. 10 mln osób. Częstym kierunkiem wyjazdu stały się obie Ameryki, a tam szczególnie Stany Zjednoczone i Brazylia.</text:p>
        </text:list-item>
      </text:list>
      <text:h text:style-name="P7" text:outline-level="2">3. Asymilacja Żydów</text:h>
      <text:list text:style-name="L3">
        <text:list-item>
          <text:p text:style-name="P8">Odrębną grupą w społeczności żydowskiej byli <text:span text:style-name="T2">litwacy</text:span> – Żydzi uciekający na ziemie polskie w drugiej połowie XIX w. i na początku XX w. z Imperium Rosyjskiego, gdzie byli prześladowani. Nie byli zbyt gotowo na asymilację.</text:p>
        </text:list-item>
        <text:list-item>
          <text:p text:style-name="P8">Przeciwko asymilacji opowiadali się żydowscy nacjonaliści – <text:span text:style-name="T2">syjoniści</text:span>. Uważali oni, że Żydzi są odrębnym narodem, który powinien dążyć do utworzenia swojego państwa narodowego w Palestyni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1:51:08.691393329</meta:creation-date>
    <dc:date>2025-11-25T22:06:23.811774130</dc:date>
    <meta:editing-duration>PT3M4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2" meta:paragraph-count="20" meta:word-count="501" meta:character-count="3507" meta:non-whitespace-character-count="3036"/>
  </office:meta>
</office:document-meta>
</file>